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Serif" svg:font-family="'PT Serif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style:font-name="Arial Narrow" fo:font-size="12pt" fo:font-weight="normal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text-align="justify" style:justify-single-word="false"/>
      <style:text-properties style:font-name="Arial Narrow" fo:font-size="12pt" fo:language="ru" fo:country="RU" fo:font-weight="normal" officeooo:rsid="0020d425" officeooo:paragraph-rsid="0020d425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text-align="justify" style:justify-single-word="false"/>
      <style:text-properties style:font-name="Arial Narrow" fo:font-size="12pt" fo:font-weight="normal" officeooo:paragraph-rsid="00221740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262626" style:font-name="PT Serif" fo:font-size="12pt" fo:letter-spacing="normal" fo:font-style="normal" fo:font-weight="normal"/>
    </style:style>
    <style:style style:name="T2" style:family="text">
      <style:text-properties fo:font-variant="normal" fo:text-transform="none" fo:color="#262626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262626" style:font-name="Arial Narrow" fo:font-size="12pt" fo:letter-spacing="normal" fo:font-style="normal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262626" style:font-name="Arial Narrow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262626" style:font-name="Arial Narrow" fo:font-size="12pt" fo:letter-spacing="normal" fo:language="ru" fo:country="RU" fo:font-style="normal" fo:font-weight="normal" officeooo:rsid="0020d425" style:font-size-asian="12pt" style:font-weight-asian="normal" style:font-size-complex="12pt" style:font-weight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20d425"/>
    </style:style>
    <style:style style:name="T8" style:family="text">
      <style:text-properties fo:language="ru" fo:country="RU" officeooo:rsid="0026d38b"/>
    </style:style>
    <style:style style:name="T9" style:family="text">
      <style:text-properties fo:language="ru" fo:country="RU" officeooo:rsid="00291a1b"/>
    </style:style>
    <style:style style:name="T10" style:family="text">
      <style:text-properties style:font-name="Arial Narrow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Arial Narrow" fo:font-size="12pt" fo:language="ru" fo:country="RU" fo:font-weight="normal" officeooo:rsid="0020d425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1"><text:tab/></text:span></text:span><text:span text:style-name="Strong_20_Emphasis"><text:span text:style-name="T3">В Татарстане вообще хорошо чувствуют ценность национального. Взять хотя бы разворачивающийся прямо сейчас конфликт вокруг изучения татарского языка в школах. В сентябре Владимир Путин объявил, что изучение национальных языков не может быть принудительным, с тех пор в Татарстане споры. </text:span></text:span><text:span text:style-name="Strong_20_Emphasis"><text:span text:style-name="T4">П</text:span></text:span><text:span text:style-name="Strong_20_Emphasis"><text:span text:style-name="T5">ро</text:span></text:span><text:span text:style-name="Strong_20_Emphasis"><text:span text:style-name="T4">куратура</text:span></text:span><text:span text:style-name="Strong_20_Emphasis"><text:span text:style-name="T3"> Татарстана требует сократить часы татарского, некоторые школы поменяли учебный план прямо посреди года, а несколько тысяч учителей татарского рискуют попасть под сокращение. Зато местные чиновники как минимум на словах пытаются отстоять преподавание татарского языка наравне с русским. В поддержку татарского высказываются родители, поп-звёзды и местная интеллигенция.</text:span></text:span></text:p>
      <text:p text:style-name="P1"><text:span text:style-name="Strong_20_Emphasis"><text:span text:style-name="T10"/></text:span></text:p>
      <text:p text:style-name="P1"><text:span text:style-name="Strong_20_Emphasis"><text:span text:style-name="T10"><text:tab/>М</text:span></text:span><text:span text:style-name="Strong_20_Emphasis"><text:span text:style-name="T11">ного раз в день мы думаем о себе</text:span></text:span><text:span text:style-name="T10">, но редко задаёмся вопросами, что скрывается за очевидным и вроде бы понятным «я». Наши возможности предопределены природой — или мы делаем себя сами? В эпицентре этого конфликта — мозг, который управляет всей нашей жизнью.</text:span></text:p>
      <text:p text:style-name="P4"><text:tab/>Это одна из самых сложных систем в <text:span text:style-name="T7">мире</text:span>: она способна учиться <text:span text:style-name="T7">и расти</text:span>. Открытие того, что окружающая среда может влиять на развитие и рост мозга, стало настоящей революцией в <text:span text:style-name="T9">науке</text:span>. Эксперименты американского профессора в 1964 году <text:span text:style-name="T7">показали, </text:span>что у крыс, выращенных в просторных клетках с кучей игрушек, кора больших полушарий была на 6 % толще, чем у тех, что выросли в маленьких скучных клетках. Это <text:span text:style-name="T7">значит</text:span>, что мы можем изменять мозг непрямым воздействием — без операций и препаратов.</text:p>
      <text:p text:style-name="P3"><text:tab/><text:span text:style-name="Strong_20_Emphasis"><text:span text:style-name="T2">Зато местные чиновники как минимум на словах пытаются отстоять преподавание татарского языка наравне с русским. В поддержку татарского высказываются родители, поп-звёзды и местная интеллигенция.</text:span></text:span></text:p>
      <text:p text:style-name="P2"><text:tab/>Около четырёх сотен лет человек смотрел на мир как на точный механизм вроде огромных часов — и точно так же воспринимал самого себя. Казалось, мы рождаемся с «заданными настройками» — и можем жить в строго отведённых рамках. Долгое время считалось, что взрослый мозг сформирован раз и навсегда, а его клетки умирают безвозвратно. <text:span text:style-name="T7">Но теперь мы знаем, что это не так, и на мозг можно влиять не физическим воздействием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T Serif" svg:font-family="'PT Serif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normal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normal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3$Windows_X86_64 LibreOffice_project/89f508ef3ecebd2cfb8e1def0f0ba9a803b88a6d</meta:generator>
    <meta:initial-creator>Damir Kharisov nsu.kharisov.damir@gmail.com</meta:initial-creator>
    <meta:creation-date>2009-04-16T11:32:00Z</meta:creation-date>
    <dc:date>2017-11-13T14:20:23.788000000</dc:date>
    <meta:editing-cycles>21</meta:editing-cycles>
    <meta:editing-duration>PT59M27S</meta:editing-duration>
    <meta:document-statistic meta:table-count="0" meta:image-count="0" meta:object-count="0" meta:page-count="1" meta:paragraph-count="5" meta:word-count="293" meta:character-count="2024" meta:non-whitespace-character-count="1726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